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10f0" officeooo:paragraph-rsid="001110f0"/>
    </style:style>
    <style:style style:name="P2" style:family="paragraph" style:parent-style-name="Standard">
      <style:text-properties officeooo:rsid="0012f19c" officeooo:paragraph-rsid="0012f19c"/>
    </style:style>
    <style:style style:name="P3" style:family="paragraph" style:parent-style-name="Standard">
      <style:text-properties officeooo:paragraph-rsid="0012f19c"/>
    </style:style>
    <style:style style:name="P4" style:family="paragraph" style:parent-style-name="Standard">
      <style:text-properties officeooo:rsid="00160218" officeooo:paragraph-rsid="00160218"/>
    </style:style>
    <style:style style:name="P5" style:family="paragraph" style:parent-style-name="Standard">
      <style:text-properties officeooo:rsid="001e13ea" officeooo:paragraph-rsid="001e13ea"/>
    </style:style>
    <style:style style:name="P6" style:family="paragraph" style:parent-style-name="Standard">
      <style:text-properties officeooo:paragraph-rsid="001e13ea"/>
    </style:style>
    <style:style style:name="P7" style:family="paragraph" style:parent-style-name="Standard">
      <style:text-properties officeooo:rsid="001fca4e" officeooo:paragraph-rsid="001fca4e"/>
    </style:style>
    <style:style style:name="P8" style:family="paragraph" style:parent-style-name="Standard">
      <style:text-properties officeooo:rsid="00211bdd" officeooo:paragraph-rsid="00211bdd"/>
    </style:style>
    <style:style style:name="P9" style:family="paragraph" style:parent-style-name="Standard">
      <style:text-properties officeooo:paragraph-rsid="001fca4e"/>
    </style:style>
    <style:style style:name="P10" style:family="paragraph" style:parent-style-name="Standard">
      <style:text-properties officeooo:paragraph-rsid="00272790"/>
    </style:style>
    <style:style style:name="P11" style:family="paragraph" style:parent-style-name="Standard">
      <style:text-properties officeooo:rsid="0027eae6" officeooo:paragraph-rsid="0027eae6"/>
    </style:style>
    <style:style style:name="P12" style:family="paragraph" style:parent-style-name="Standard">
      <style:text-properties officeooo:rsid="00290bf0" officeooo:paragraph-rsid="00290bf0"/>
    </style:style>
    <style:style style:name="P13" style:family="paragraph" style:parent-style-name="Standard">
      <style:text-properties officeooo:paragraph-rsid="00290bf0"/>
    </style:style>
    <style:style style:name="P14" style:family="paragraph" style:parent-style-name="Standard">
      <style:text-properties officeooo:rsid="002afdb7" officeooo:paragraph-rsid="002afdb7"/>
    </style:style>
    <style:style style:name="P15" style:family="paragraph" style:parent-style-name="Standard">
      <style:text-properties officeooo:paragraph-rsid="002afdb7"/>
    </style:style>
    <style:style style:name="P16" style:family="paragraph" style:parent-style-name="Text_20_body">
      <style:text-properties officeooo:rsid="0012f19c" officeooo:paragraph-rsid="0012f19c"/>
    </style:style>
    <style:style style:name="P17" style:family="paragraph" style:parent-style-name="Standard">
      <style:text-properties officeooo:rsid="001110f0" officeooo:paragraph-rsid="001110f0"/>
    </style:style>
    <style:style style:name="T1" style:family="text">
      <style:text-properties officeooo:rsid="0012f19c"/>
    </style:style>
    <style:style style:name="T2" style:family="tex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T3" style:family="text">
      <style:text-properties officeooo:rsid="001e13ea"/>
    </style:style>
    <style:style style:name="T4" style:family="text">
      <style:text-properties officeooo:rsid="001fca4e"/>
    </style:style>
    <style:style style:name="T5" style:family="text">
      <style:text-properties officeooo:rsid="00272790"/>
    </style:style>
    <style:style style:name="T6" style:family="text">
      <style:text-properties officeooo:rsid="00290bf0"/>
    </style:style>
    <style:style style:name="T7" style:family="text">
      <style:text-properties officeooo:rsid="002afdb7"/>
    </style:style>
    <style:style style:name="T8" style:family="text">
      <style:text-properties officeooo:rsid="002ce8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48"/>Python</text:p>
      <text:p text:style-name="P1"/>
      <text:p text:style-name="P1">#1.Move files with dIfferent extensions on desktop to one folder using Python?</text:p>
      <text:p text:style-name="P1">import os</text:p>
      <text:p text:style-name="P1">import shutil</text:p>
      <text:p text:style-name="P1">src_dir = "/home/madisnit/Desktop/nitesh"</text:p>
      <text:p text:style-name="P1">dst_dir = "/home/madisnit/Desktop/nitesh2"</text:p>
      <text:p text:style-name="P1">for file in os.listdir(src_dir):</text:p>
      <text:p text:style-name="P1"><text:tab/><text:span text:style-name="T8">if src.endswith(“.txt”):</text:span></text:p>
      <text:p text:style-name="P1"><text:tab/><text:tab/><text:span text:style-name="T8">dst_dir.append(src)</text:span></text:p>
      <text:p text:style-name="P1"><text:tab/><text:span text:style-name="T8">elif src.endwitth(“.odt”)</text:span></text:p>
      <text:p text:style-name="P1"><text:tab/><text:tab/><text:span text:style-name="T8">dst_dir.append(src_dir)</text:span></text:p>
      <text:p text:style-name="P1"><text:tab/>print file</text:p>
      <text:p text:style-name="P1"><text:tab/>src_file = os.path.join(src_dir,file)</text:p>
      <text:p text:style-name="P1"><text:tab/>dst_file = os.path.join(dst_dir,file)</text:p>
      <text:p text:style-name="P1"><text:tab/>shutil.move(src_file,dst_file)</text:p>
      <text:p text:style-name="P1"/>
      <text:p text:style-name="P1">#2.How will you open a file in Python?</text:p>
      <text:p text:style-name="P1">file = open("/home/madisnit/Desktop/example.txt","w")</text:p>
      <text:p text:style-name="P1">file.write("dahbja ajbdajd a \n")</text:p>
      <text:p text:style-name="P1">file.write("dahbja ajbdajd a \n")</text:p>
      <text:p text:style-name="P1">file.write("dahbja ajbdajd a \n")</text:p>
      <text:p text:style-name="P1">file.write("dahbja ajbdajd a \n")</text:p>
      <text:p text:style-name="P1">file.close()</text:p>
      <text:p text:style-name="P1"/>
      <text:p text:style-name="P1">#3.Write a Python program to search the particular word present in given String or not?</text:p>
      <text:p text:style-name="P1">val = "veeranietsh"</text:p>
      <text:p text:style-name="P1">print val</text:p>
      <text:p text:style-name="P1">val2 = raw_input("enter a perticular word you want: ")</text:p>
      <text:p text:style-name="P1">for val4 in val:</text:p>
      <text:p text:style-name="P1"><text:s text:c="8"/>if val4 == val2:</text:p>
      <text:p text:style-name="P1"><text:s text:c="16"/>print "The <text:s/>word present in give sting "</text:p>
      <text:p text:style-name="P1"><text:tab/><text:tab/>break</text:p>
      <text:p text:style-name="P1">else:<text:tab/></text:p>
      <text:p text:style-name="P1"><text:tab/>print "not in a sting"</text:p>
      <text:p text:style-name="P1"/>
      <text:p text:style-name="P1"><text:span text:style-name="T1">4</text:span>.Write a Python Program to replace some words with given words with in String?</text:p>
      <text:p text:style-name="P1"/>
      <text:p text:style-name="P1">sting = "this is my country"</text:p>
      <text:p text:style-name="P1">print sting.replace("is","was")</text:p>
      <text:p text:style-name="P1">#<text:span text:style-name="T1">5</text:span>.What is import and use of it?</text:p>
      <text:p text:style-name="P1"/>
      <text:p text:style-name="P1">Python code in one module gains access to the code in another module by the process of importing it. The import statement is the most common way of invoking the import machinery, but it is not the only way. Functions such as importlib.import_module() and built-in __import__() can also be used to invoke the import machinery.</text:p>
      <text:p text:style-name="P1"/>
      <text:p text:style-name="P3"><text:span text:style-name="T1">#6.</text:span><text:span text:style-name="T2">DIfference between Python and C, features of Python</text:span></text:p>
      <text:p text:style-name="P2"/>
      <text:p text:style-name="P16">You could create a long list of points that might attract you to do a bit of coding in Python although C obviously has its own standouts. Some of them may be noted.</text:p>
      <text:p text:style-name="Text_20_body"><text:soft-page-break/>Python follows the Object oriented Programming paradigm whereas C follows Imperative programming paradigm.</text:p>
      <text:p text:style-name="Text_20_body">Python has got a really large library as compared to C and a huge number of really powerful and useful built in functions.</text:p>
      <text:p text:style-name="Text_20_body">Python code ,at first sight looks a lot more tidy than C because of its compulsory indentation requirement. You might know that this is not a necessity in C.</text:p>
      <text:p text:style-name="Text_20_body">Python codes can be slower than corresponding C codes. Because python performs an ‘out-of-range’ checking for each iteration while looping ,the code becomes a lot more slower. This check has its own advantage though. Programmers in C would no that trying to access a location outside the allocation of an array would cause disastrous results.Python also performs the process of <text:a xlink:type="simple" xlink:href="https://sunilkumarn.wordpress.com/2010/09/02/garbage-collection-in-python/" text:style-name="Internet_20_link" text:visited-style-name="Visited_20_Internet_20_Link">garbage collection</text:a> which again decreases the execution speed.</text:p>
      <text:p text:style-name="Text_20_body">The use of ‘for loop’ in Python is entirely different from that in C. The variable used is auto incremented and its important not to try and modify the loop variable of the ‘for’ loop.</text:p>
      <text:p text:style-name="Text_20_body">There are no type declarations in python as is necessary in C.</text:p>
      <text:p text:style-name="P4">7.Explain Functions and dictionary of Python. Take a dictionary of 100 pairs, print keys, values, pairs</text:p>
      <text:p text:style-name="P4">def printDict():</text:p>
      <text:p text:style-name="P4"><text:s text:c="8"/>d=dict()</text:p>
      <text:p text:style-name="P4"><text:s text:c="8"/>for i in range(1,100):</text:p>
      <text:p text:style-name="P4"><text:s text:c="16"/>d[i]=i**2</text:p>
      <text:p text:style-name="P4"><text:s text:c="8"/>print d</text:p>
      <text:p text:style-name="P4">printDict()</text:p>
      <text:p text:style-name="P4"/>
      <text:p text:style-name="P6"><text:span text:style-name="T3">9.</text:span><text:span text:style-name="T2">How can we read the data from csv file in Python?</text:span></text:p>
      <text:p text:style-name="P5">import csv</text:p>
      <text:p text:style-name="P5">file = open('/home/madisnit/Desktop/new.csv','rb')</text:p>
      <text:p text:style-name="P5">for line in file:</text:p>
      <text:p text:style-name="P5"><text:s text:c="8"/>print line</text:p>
      <text:p text:style-name="P5"><text:s text:c="20"/></text:p>
      <text:p text:style-name="P9"><text:span text:style-name="T4">10.</text:span><text:span text:style-name="T2">List contain [1,13,7,5,9], find which values have the addition 14 and find <text:s/>index no of that values</text:span></text:p>
      <text:p text:style-name="P7"/>
      <text:p text:style-name="P8">list1 = [1,13,5,9]</text:p>
      <text:p text:style-name="P8">for i in range(0,len(list1)):</text:p>
      <text:p text:style-name="P8"><text:s text:c="8"/>for j in range(1,len(list1)):</text:p>
      <text:p text:style-name="P8"><text:s text:c="16"/>if list1[i]+list1[j] == 14:</text:p>
      <text:p text:style-name="P8"><text:s text:c="24"/>print i,j</text:p>
      <text:p text:style-name="P8"><text:s text:c="24"/>print list1[i],list1[j]</text:p>
      <text:p text:style-name="P8"><text:s text:c="24"/></text:p>
      <text:p text:style-name="P8"><text:s text:c="16"/>break</text:p>
      <text:p text:style-name="P8"><text:s text:c="23"/></text:p>
      <text:p text:style-name="P10"><text:span text:style-name="T5">#25.</text:span><text:span text:style-name="T2">How to get the multiplication of all elements in the list?</text:span></text:p>
      <text:p text:style-name="P11"/>
      <text:p text:style-name="P11">list1 = [3,6,4,8]</text:p>
      <text:p text:style-name="P11">for i in list1:</text:p>
      <text:p text:style-name="P11"><text:s text:c="8"/>for j in list1:</text:p>
      <text:p text:style-name="P11"><text:s text:c="16"/>print i*j</text:p>
      <text:p text:style-name="P11"><text:soft-page-break/><text:s text:c="8"/>break</text:p>
      <text:p text:style-name="P11"/>
      <text:p text:style-name="P13"><text:span text:style-name="T6">33.</text:span><text:span text:style-name="T2">How to print last six characters in given string (Python)?</text:span></text:p>
      <text:p text:style-name="P12"/>
      <text:p text:style-name="P12">str = "niteshveeeramadisetty"</text:p>
      <text:p text:style-name="P12">print str[-6:]</text:p>
      <text:p text:style-name="P12"/>
      <text:p text:style-name="P15"><text:span text:style-name="T7">34.</text:span><text:span text:style-name="T2">How to print last six elements in lists?</text:span></text:p>
      <text:p text:style-name="P14">lis = [1,2,3,4,5,6,7,8]</text:p>
      <text:p text:style-name="P14">print lis[4:]</text:p>
      <text:p text:style-name="P15"><text:span text:style-name="T7">35.</text:span><text:span text:style-name="T2">How remove duplicate elements in list ?</text:span></text:p>
      <text:p text:style-name="P14">lis = [1,2,3,4,4,3,2,7,6,8,7]</text:p>
      <text:p text:style-name="P14">print set(lis)</text:p>
      <text:p text:style-name="P14"/>
      <text:p text:style-name="P15"><text:span text:style-name="T7">36.</text:span><text:span text:style-name="T2">What is regular expression in Python? What is the use of re?</text:span></text:p>
      <text:p text:style-name="P14"/>
      <text:p text:style-name="P14">Regular expressions (called REs, or regexes, or regex patterns) are essentially a tiny, highly specialized programming language embedded inside Python and made available through the <text:a xlink:type="simple" xlink:href="https://docs.python.org/2/library/re.html#module-re" text:style-name="Internet_20_link" text:visited-style-name="Visited_20_Internet_20_Link"><text:span text:style-name="Source_20_Text">re</text:span></text:a> module. Using this little language, you specify the rules for the set of possible strings that you want to match; this set might contain English sentences, or e-mail addresses, or TeX commands, or anything you like. You can then ask questions such as “Does this string match the pattern?”, or “Is there a match for the pattern anywhere in this string?”. You can also use REs to modify a string or to split it apart in various wa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12:29:33.374481132</meta:creation-date>
    <dc:date>2017-07-28T11:13:21.390059674</dc:date>
    <meta:editing-duration>PT3H23M4S</meta:editing-duration>
    <meta:editing-cycles>11</meta:editing-cycles>
    <meta:generator>LibreOffice/5.1.6.2$Linux_X86_64 LibreOffice_project/10m0$Build-2</meta:generator>
    <meta:document-statistic meta:table-count="0" meta:image-count="0" meta:object-count="0" meta:page-count="3" meta:paragraph-count="85" meta:word-count="694" meta:character-count="4664" meta:non-whitespace-character-count="3729"/>
  </office:meta>
</office:document-meta>
</file>